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18d0a" officeooo:paragraph-rsid="00018d0a" style:font-size-asian="21pt" style:font-size-complex="24pt"/>
    </style:style>
    <style:style style:name="P2" style:family="paragraph" style:parent-style-name="Standard">
      <style:text-properties fo:font-size="24pt" style:text-underline-style="solid" style:text-underline-width="auto" style:text-underline-color="font-color" fo:font-weight="normal" officeooo:rsid="00018d0a" officeooo:paragraph-rsid="00018d0a" style:font-size-asian="21pt" style:font-weight-asian="normal" style:font-size-complex="24pt" style:font-weight-complex="normal"/>
    </style:style>
    <style:style style:name="P3" style:family="paragraph" style:parent-style-name="Standard">
      <style:text-properties fo:font-size="16pt" style:text-underline-style="none" fo:font-weight="normal" officeooo:rsid="0002c087" officeooo:paragraph-rsid="0002c087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02c087" officeooo:paragraph-rsid="00040421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style="italic" style:text-underline-style="none" fo:font-weight="bold" officeooo:rsid="0003b104" officeooo:paragraph-rsid="0003b104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 style:list-style-name="L1">
      <style:text-properties fo:font-size="16pt" fo:font-style="italic" style:text-underline-style="none" fo:font-weight="bold" officeooo:rsid="0003b104" officeooo:paragraph-rsid="0003b104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fo:font-size="16pt" fo:font-style="normal" style:text-underline-style="none" fo:font-weight="bold" officeooo:rsid="0005ccda" officeooo:paragraph-rsid="0005ccda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6pt" fo:font-style="normal" style:text-underline-style="none" fo:font-weight="bold" officeooo:rsid="00075835" officeooo:paragraph-rsid="00075835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ize="16pt" fo:font-style="normal" style:text-underline-style="none" fo:font-weight="bold" officeooo:rsid="00075835" officeooo:paragraph-rsid="0009296b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ize="16pt" fo:font-style="normal" style:text-underline-style="none" fo:font-weight="bold" officeooo:rsid="0009296b" officeooo:paragraph-rsid="0009296b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font-size="20pt" style:text-underline-style="solid" style:text-underline-width="auto" style:text-underline-color="font-color" fo:font-weight="normal" officeooo:rsid="0005ccda" officeooo:paragraph-rsid="0005ccda" style:font-size-asian="20pt" style:font-weight-asian="normal" style:font-size-complex="20pt" style:font-weight-complex="normal"/>
    </style:style>
    <style:style style:name="P12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05ccda" officeooo:paragraph-rsid="0005ccda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0421" style:font-weight-asian="normal" style:font-weight-complex="normal"/>
    </style:style>
    <style:style style:name="T3" style:family="text">
      <style:text-properties fo:font-weight="normal" officeooo:rsid="00044e95" style:font-weight-asian="normal" style:font-weight-complex="normal"/>
    </style:style>
    <style:style style:name="T4" style:family="text">
      <style:text-properties fo:font-weight="normal" officeooo:rsid="00075835" style:font-weight-asian="normal" style:font-weight-complex="normal"/>
    </style:style>
    <style:style style:name="T5" style:family="text">
      <style:text-properties fo:font-weight="normal" officeooo:rsid="0009296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normal" officeooo:rsid="00040421" style:font-style-asian="normal" style:font-style-complex="normal"/>
    </style:style>
    <style:style style:name="T8" style:family="text">
      <style:text-properties fo:font-style="italic" officeooo:rsid="0009296b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75835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5ccda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9296b" style:font-style-asian="italic" style:font-weight-asian="normal" style:font-style-complex="italic" style:font-weight-complex="normal"/>
    </style:style>
    <style:style style:name="T13" style:family="text">
      <style:text-properties officeooo:rsid="000929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3"/></text:p>
      <text:p text:style-name="P1"><text:s text:c="14"/><text:span text:style-name="T6">EXTRACTION OF DATASET</text:span></text:p>
      <text:p text:style-name="P2"/>
      <text:p text:style-name="P2"/>
      <text:p text:style-name="P11">1. CAPTURING THE TRAFFIC</text:p>
      <text:p text:style-name="P11"/>
      <text:p text:style-name="P4">The dataset consists of exchange of messages captured from a website (<text:span text:style-name="T7">web.</text:span>skype.com) using the tool ‘wireshark’.</text:p>
      <text:p text:style-name="P3"/>
      <text:p text:style-name="P5">Flows :</text:p>
      <text:list xml:id="list4832608762635270267" text:style-name="L1">
        <text:list-item>
          <text:p text:style-name="P6"><text:span text:style-name="T1">Select the capture interface (‘wi-fi’)</text:span></text:p>
        </text:list-item>
        <text:list-item>
          <text:p text:style-name="P6"><text:span text:style-name="T2">Set the </text:span><text:span text:style-name="T3">capture</text:span><text:span text:style-name="T2"> filter (host ‘web.skype.com’)</text:span></text:p>
        </text:list-item>
        <text:list-item>
          <text:p text:style-name="P6"><text:span text:style-name="T3">Click the start capture button to begin the capture</text:span></text:p>
        </text:list-item>
        <text:list-item>
          <text:p text:style-name="P6"><text:span text:style-name="T3">When you are finished capturing, click the stop button</text:span></text:p>
        </text:list-item>
        <text:list-item>
          <text:p text:style-name="P6"><text:span text:style-name="T3">Save and export the file into ‘.csv’ format</text:span></text:p>
        </text:list-item>
      </text:list>
      <text:p text:style-name="P5"><text:span text:style-name="T3"/></text:p>
      <text:p text:style-name="P5"><text:span text:style-name="T3"/></text:p>
      <text:p text:style-name="P12"><text:span text:style-name="T3">2. </text:span><text:span text:style-name="T1">SELECTION OF THE FEATURES </text:span><text:span text:style-name="T4">AND TARGETS</text:span></text:p>
      <text:p text:style-name="P12"><text:span text:style-name="T1"/></text:p>
      <text:p text:style-name="P7"><text:span text:style-name="T1">The dataset has six headers : </text:span><text:span text:style-name="T9">‘Id’, ‘Timestamp’, ‘Source’, ‘Destination’, ‘</text:span><text:span text:style-name="T10">Protocol</text:span><text:span text:style-name="T9">’, ‘</text:span><text:span text:style-name="T10">Note</text:span><text:span text:style-name="T9">’.</text:span></text:p>
      <text:p text:style-name="P7"><text:span text:style-name="T1"/></text:p>
      <text:p text:style-name="P9"><text:span text:style-name="T1">Each IP address in </text:span><text:span text:style-name="T11">‘Source’ </text:span><text:span text:style-name="T1">and</text:span><text:span text:style-name="T9"> </text:span><text:span text:style-name="T11">‘Destination’ </text:span><text:span text:style-name="T1">is considered as </text:span><text:span text:style-name="T9">feature</text:span><text:span text:style-name="T1">.</text:span></text:p>
      <text:p text:style-name="P10"><text:span text:style-name="T1">However, </text:span><text:span text:style-name="T9">the target value</text:span><text:span text:style-name="T1"> to predict based on features, is in the header </text:span><text:span text:style-name="T9">‘Protocol’</text:span><text:span text:style-name="T1">.</text:span></text:p>
      <text:p text:style-name="P9"><text:span text:style-name="T1">Hence, </text:span><text:span text:style-name="T5">for each row in the dataset, we have a </text:span><text:span text:style-name="T8">sequence of two features </text:span><text:span text:style-name="T5">(</text:span><text:span text:style-name="T12">Ip</text:span><text:span text:style-name="T5"> </text:span><text:span text:style-name="T11">Source </text:span><text:span text:style-name="T1">and</text:span><text:span text:style-name="T9"> </text:span><text:span text:style-name="T11">Destination</text:span><text:span text:style-name="T5">) and a </text:span><text:span text:style-name="T8">target value</text:span><text:span text:style-name="T5"> (</text:span><text:span text:style-name="T12">Protocol</text:span><text:span text:style-name="T5">) to be predicted.</text:span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5:16:33.782025493</meta:creation-date>
    <meta:editing-duration>PT39S</meta:editing-duration>
    <meta:editing-cycles>2</meta:editing-cycles>
    <meta:generator>LibreOffice/5.1.6.2$Linux_X86_64 LibreOffice_project/10m0$Build-2</meta:generator>
    <dc:date>2020-07-25T16:40:59.131637959</dc:date>
    <meta:document-statistic meta:table-count="0" meta:image-count="0" meta:object-count="0" meta:page-count="1" meta:paragraph-count="15" meta:word-count="137" meta:character-count="865" meta:non-whitespace-character-count="720"/>
  </office:meta>
</office:document-meta>
</file>